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59aee54" officeooo:paragraph-rsid="05e03c3c"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6085f35" officeooo:paragraph-rsid="05e03c3c" style:font-size-asian="14pt" style:font-weight-asian="bold" style:font-size-complex="14pt" style:font-weight-complex="bold"/>
    </style:style>
    <style:style style:name="P3" style:family="paragraph" style:parent-style-name="Standard" style:list-style-name="L1">
      <style:text-properties officeooo:paragraph-rsid="064b1250"/>
    </style:style>
    <style:style style:name="P4" style:family="paragraph" style:parent-style-name="Standard" style:list-style-name="L1">
      <style:text-properties officeooo:paragraph-rsid="0659bf80"/>
    </style:style>
    <style:style style:name="P5" style:family="paragraph" style:parent-style-name="Standard" style:list-style-name="L1">
      <style:text-properties officeooo:paragraph-rsid="065e427c"/>
    </style:style>
    <style:style style:name="P6" style:family="paragraph" style:parent-style-name="Standard" style:list-style-name="L1">
      <style:text-properties officeooo:paragraph-rsid="0661134a"/>
    </style:style>
    <style:style style:name="P7" style:family="paragraph" style:parent-style-name="Standard" style:list-style-name="L1">
      <style:text-properties officeooo:rsid="03ce45d1" officeooo:paragraph-rsid="064b1250"/>
    </style:style>
    <style:style style:name="P8" style:family="paragraph" style:parent-style-name="Standard" style:list-style-name="L1">
      <style:text-properties officeooo:rsid="03ce45d1" officeooo:paragraph-rsid="065e427c"/>
    </style:style>
    <style:style style:name="T1" style:family="text">
      <style:text-properties fo:color="#000000" style:text-line-through-style="none" style:text-line-through-type="none" style:font-name="DejaVu Sans" fo:font-size="9pt" style:text-underline-style="none" fo:font-weight="normal" officeooo:rsid="0625535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26a3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26f4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27be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28a0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2a1ce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2aed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62cb1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62d88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62f41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630f8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3164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3220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3409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3611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3acd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3c5a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3d21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3d52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63e68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63ffb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640e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6454c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645b59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6513e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51ad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6539b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65428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57a4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65c5a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660ce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661134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 style:family="text">
      <style:text-properties fo:color="#ff0000" style:text-line-through-style="none" style:text-line-through-type="none" style:font-name="DejaVu Sans" fo:font-size="9pt" style:text-underline-style="none" fo:font-weight="bold" officeooo:rsid="079bd5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 style:family="text">
      <style:text-properties fo:color="#ff0000" style:text-line-through-style="none" style:text-line-through-type="none" style:font-name="DejaVu Sans" fo:font-size="9pt" style:text-underline-style="none" fo:font-weight="normal" officeooo:rsid="064d86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ff0000" style:text-line-through-style="none" style:text-line-through-type="none" style:font-name="DejaVu Sans" fo:font-size="9pt" style:text-underline-style="none" fo:font-weight="normal" officeooo:rsid="079cfc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ff0000" style:text-line-through-style="none" style:text-line-through-type="none" style:font-name="DejaVu Sans" fo:font-size="9pt" style:text-underline-style="none" fo:font-weight="normal" officeooo:rsid="079ea4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ff0000" style:text-line-through-style="none" style:text-line-through-type="none" style:font-name="DejaVu Sans" fo:font-size="9pt" style:text-underline-style="none" fo:font-weight="normal" officeooo:rsid="079d58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ff0000" style:text-line-through-style="none" style:text-line-through-type="none" style:font-name="DejaVu Sans" fo:font-size="9pt" style:text-underline-style="none" fo:font-weight="normal" officeooo:rsid="079f1e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ff0000" style:text-line-through-style="none" style:text-line-through-type="none" style:font-name="DejaVu Sans" fo:font-size="9pt" style:text-underline-style="none" fo:font-weight="normal" officeooo:rsid="07980f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ff0000" style:text-line-through-style="none" style:text-line-through-type="none" style:font-name="DejaVu Sans" fo:font-size="9pt" style:text-underline-style="none" fo:font-weight="normal" officeooo:rsid="079987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ff0000" style:text-line-through-style="none" style:text-line-through-type="none" style:font-name="DejaVu Sans" fo:font-size="9pt" style:text-underline-style="none" fo:font-weight="normal" officeooo:rsid="079b11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ff0000" style:text-line-through-style="none" style:text-line-through-type="none" style:font-name="DejaVu Sans" fo:font-size="9pt" style:text-underline-style="none" fo:font-weight="normal" officeooo:rsid="07aeb4d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ff0000" style:text-line-through-style="none" style:text-line-through-type="none" style:font-name="DejaVu Sans" fo:font-size="9pt" style:text-underline-style="none" fo:font-weight="normal" officeooo:rsid="079bd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font-weight="normal" officeooo:rsid="059b2b55" style:font-weight-asian="normal" style:font-weight-complex="normal"/>
    </style:style>
    <style:style style:name="T52" style:family="text">
      <style:text-properties fo:font-weight="normal" officeooo:rsid="06085f35"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ssanger</text:p>
      <text:p text:style-name="P1"><text:span text:style-name="T51">(</text:span><text:span text:style-name="T52">Facebook, Whatsapp, Signal</text:span><text:span text:style-name="T51">)</text:span></text:p>
      <text:list xml:id="list6117922058738145733" text:style-name="L1">
        <text:list-item>
          <text:p text:style-name="P7"><text:span text:style-name="Source_20_Text"><text:span text:style-name="T33">Database design,</text:span></text:span></text:p>
          <text:list>
            <text:list-item>
              <text:p text:style-name="P7"><text:span text:style-name="Source_20_Text"><text:span text:style-name="T37">Important points about </text:span></text:span><text:span text:style-name="Source_20_Text"><text:span text:style-name="T39">nature of</text:span></text:span><text:span text:style-name="Source_20_Text"><text:span text:style-name="T37"> data,</text:span></text:span></text:p>
              <text:list>
                <text:list-item>
                  <text:p text:style-name="P3"><text:span text:style-name="Source_20_Text"><text:span text:style-name="T1">Client’s heartbeat and its server </text:span></text:span><text:span text:style-name="Source_20_Text"><text:span text:style-name="T30">node </text:span></text:span><text:span text:style-name="Source_20_Text"><text:span text:style-name="T1">connection information will be stored in redis: </text:span></text:span></text:p>
                  <text:p text:style-name="P3"><text:span text:style-name="Source_20_Text"><text:span text:style-name="T1">(user, server, heartbeatTime)</text:span></text:span></text:p>
                </text:list-item>
                <text:list-item>
                  <text:p text:style-name="P3"><text:span text:style-name="Source_20_Text"><text:span text:style-name="T1"/></text:span></text:p>
                </text:list-item>
              </text:list>
            </text:list-item>
            <text:list-item>
              <text:p text:style-name="P7"><text:span text:style-name="Source_20_Text"><text:span text:style-name="T38">identify the entities,</text:span></text:span></text:p>
              <text:list>
                <text:list-item>
                  <text:p text:style-name="P3"><text:span text:style-name="Source_20_Text"><text:span text:style-name="T2">UserTa</text:span></text:span><text:span text:style-name="Source_20_Text"><text:span text:style-name="T3">ble: </text:span></text:span><text:span text:style-name="Source_20_Text"><text:span text:style-name="T16">user’s general information </text:span></text:span><text:span text:style-name="Source_20_Text"><text:span text:style-name="T17">and his friend list,</text:span></text:span></text:p>
                </text:list-item>
                <text:list-item>
                  <text:p text:style-name="P3"><text:span text:style-name="Source_20_Text"><text:span text:style-name="T3">C</text:span></text:span><text:span text:style-name="Source_20_Text"><text:span text:style-name="T2">hattingUser</text:span></text:span><text:span text:style-name="Source_20_Text"><text:span text:style-name="T3">Table: </text:span></text:span><text:span text:style-name="Source_20_Text"><text:span text:style-name="T18">This table has information about chat between two users and their encryption key using which users encrypt and decrypt their chat messages.</text:span></text:span></text:p>
                </text:list-item>
                <text:list-item>
                  <text:p text:style-name="P3"><text:span text:style-name="Source_20_Text"><text:span text:style-name="T3">ConversationTable: </text:span></text:span><text:span text:style-name="Source_20_Text"><text:span text:style-name="T19">This table is used to store the messages with their details.</text:span></text:span></text:p>
                </text:list-item>
                <text:list-item>
                  <text:p text:style-name="P3"><text:span text:style-name="Source_20_Text"><text:span text:style-name="T3">UnreadTable: </text:span></text:span><text:span text:style-name="Source_20_Text"><text:span text:style-name="T20">This table is used to store the messages sent to the offline user</text:span></text:span><text:span text:style-name="Source_20_Text"><text:span text:style-name="T21">s</text:span></text:span><text:span text:style-name="Source_20_Text"><text:span text:style-name="T20">.</text:span></text:span></text:p>
                </text:list-item>
                <text:list-item>
                  <text:p text:style-name="P3"><text:span text:style-name="Source_20_Text"><text:span text:style-name="T4">ReadTable: </text:span></text:span><text:span text:style-name="Source_20_Text"><text:span text:style-name="T22">This table is used to store the read confirmation if the original sender of the message has gone offline.</text:span></text:span></text:p>
                </text:list-item>
              </text:list>
            </text:list-item>
            <text:list-item>
              <text:p text:style-name="P7"><text:span text:style-name="Source_20_Text"><text:span text:style-name="T34">B</text:span></text:span><text:span text:style-name="Source_20_Text"><text:span text:style-name="T35">asic d</text:span></text:span><text:span text:style-name="Source_20_Text"><text:span text:style-name="T36">atabase schema,</text:span></text:span></text:p>
              <text:list>
                <text:list-item>
                  <text:p text:style-name="P3"><text:span text:style-name="Source_20_Text"><text:span text:style-name="T5">UserTable(userId, userName, </text:span></text:span><text:span text:style-name="Source_20_Text"><text:span text:style-name="T7">encryptedP</text:span></text:span><text:span text:style-name="Source_20_Text"><text:span text:style-name="T6">assword, </text:span></text:span><text:span text:style-name="Source_20_Text"><text:span text:style-name="T8">phoneNo, </text:span></text:span><text:span text:style-name="Source_20_Text"><text:span text:style-name="T31">location, dob</text:span></text:span><text:span text:style-name="Source_20_Text"><text:span text:style-name="T5">)</text:span></text:span></text:p>
                </text:list-item>
                <text:list-item>
                  <text:p text:style-name="P3"><text:span text:style-name="Source_20_Text"><text:span text:style-name="T8">ChattingUserTable((userId_1, userId_2), encryptionKey)</text:span></text:span></text:p>
                </text:list-item>
                <text:list-item>
                  <text:p text:style-name="P4"><text:span text:style-name="Source_20_Text"><text:span text:style-name="T9">ConservationTable(</text:span></text:span><text:span text:style-name="Source_20_Text"><text:span text:style-name="T26">messageId</text:span></text:span><text:span text:style-name="Source_20_Text"><text:span text:style-name="T11">, </text:span></text:span><text:span text:style-name="Source_20_Text"><text:span text:style-name="T29">isText,</text:span></text:span><text:span text:style-name="Source_20_Text"><text:span text:style-name="T10"> </text:span></text:span><text:span text:style-name="Source_20_Text"><text:span text:style-name="T28">message</text:span></text:span><text:span text:style-name="Source_20_Text"><text:span text:style-name="T26">, </text:span></text:span><text:span text:style-name="Source_20_Text"><text:span text:style-name="T25">from</text:span></text:span><text:span text:style-name="Source_20_Text"><text:span text:style-name="T27">User</text:span></text:span><text:span text:style-name="Source_20_Text"><text:span text:style-name="T10">, </text:span></text:span><text:span text:style-name="Source_20_Text"><text:span text:style-name="T25">to</text:span></text:span><text:span text:style-name="Source_20_Text"><text:span text:style-name="T27">User</text:span></text:span><text:span text:style-name="Source_20_Text"><text:span text:style-name="T10">, timeStamp</text:span></text:span><text:span text:style-name="Source_20_Text"><text:span text:style-name="T9">)</text:span></text:span></text:p>
                </text:list-item>
                <text:list-item>
                  <text:p text:style-name="P3"><text:span text:style-name="Source_20_Text"><text:span text:style-name="T32">u</text:span></text:span><text:span text:style-name="Source_20_Text"><text:span text:style-name="T11">n</text:span></text:span><text:span text:style-name="Source_20_Text"><text:span text:style-name="T32">delivered</text:span></text:span><text:span text:style-name="Source_20_Text"><text:span text:style-name="T11">Table </text:span></text:span><text:span text:style-name="Source_20_Text"><text:span text:style-name="T12">(</text:span></text:span><text:span text:style-name="Source_20_Text"><text:span text:style-name="T15">messageId, </text:span></text:span><text:span text:style-name="Source_20_Text"><text:span text:style-name="T12">fromUser, toUser, timeStamp)</text:span></text:span></text:p>
                </text:list-item>
                <text:list-item>
                  <text:p text:style-name="P6"><text:span text:style-name="Source_20_Text"><text:span text:style-name="T32">delivered</text:span></text:span><text:span text:style-name="Source_20_Text"><text:span text:style-name="T11">Table </text:span></text:span><text:span text:style-name="Source_20_Text"><text:span text:style-name="T12">(</text:span></text:span><text:span text:style-name="Source_20_Text"><text:span text:style-name="T15">messageId, </text:span></text:span><text:span text:style-name="Source_20_Text"><text:span text:style-name="T12">fromUser, toUser, timeStamp)</text:span></text:span></text:p>
                </text:list-item>
                <text:list-item>
                  <text:p text:style-name="P6"><text:span text:style-name="Source_20_Text"><text:span text:style-name="T13">ReadTable(</text:span></text:span><text:span text:style-name="Source_20_Text"><text:span text:style-name="T14">messageId, </text:span></text:span><text:span text:style-name="Source_20_Text"><text:span text:style-name="T12">fromUser, toUser, timeStamp</text:span></text:span><text:span text:style-name="Source_20_Text"><text:span text:style-name="T13">)</text:span></text:span></text:p>
                </text:list-item>
              </text:list>
            </text:list-item>
            <text:list-item>
              <text:p text:style-name="P7"><text:span text:style-name="Source_20_Text"><text:span text:style-name="T38">identify the relations,</text:span></text:span></text:p>
              <text:p text:style-name="P3"><text:span text:style-name="Source_20_Text"><text:span text:style-name="T23">No relations</text:span></text:span></text:p>
            </text:list-item>
            <text:list-item>
              <text:p text:style-name="P7"><text:span text:style-name="Source_20_Text"><text:span text:style-name="T36">What type of database should we use?</text:span></text:span></text:p>
              <text:p text:style-name="P3"><text:span text:style-name="Source_20_Text"><text:span text:style-name="T24">Cassandra</text:span></text:span></text:p>
            </text:list-item>
            <text:list-item>
              <text:p text:style-name="P8"><text:span text:style-name="Source_20_Text"><text:span text:style-name="T37">Important points about </text:span></text:span><text:span text:style-name="Source_20_Text"><text:span text:style-name="T39">nature of</text:span></text:span><text:span text:style-name="Source_20_Text"><text:span text:style-name="T37"> data,</text:span></text:span></text:p>
              <text:list>
                <text:list-item>
                  <text:p text:style-name="P5"><text:span text:style-name="Source_20_Text"><text:span text:style-name="T1">Client’s heartbeat and its server </text:span></text:span><text:span text:style-name="Source_20_Text"><text:span text:style-name="T30">node </text:span></text:span><text:span text:style-name="Source_20_Text"><text:span text:style-name="T1">connection information will be stored in redis: </text:span></text:span></text:p>
                  <text:p text:style-name="P5"><text:span text:style-name="Source_20_Text"><text:span text:style-name="T1">(user, server, heartbeatTime)</text:span></text:span></text:p>
                </text:list-item>
                <text:list-item>
                  <text:p text:style-name="P5"><text:span text:style-name="Source_20_Text"><text:span text:style-name="T1"/></text:span></text:p>
                </text:list-item>
              </text:list>
              <text:p text:style-name="P5"><text:span text:style-name="Source_20_Text"><text:span text:style-name="T42">Whenever the chat server receives a new message, it needs to store it in the database. To do so, we have two options:</text:span></text:span></text:p>
              <text:p text:style-name="P5"><text:span text:style-name="Source_20_Text"><text:span text:style-name="T43">Start a separate thread, which will work with the database to store the message.</text:span></text:span></text:p>
              <text:p text:style-name="P5"><text:span text:style-name="Source_20_Text"><text:span text:style-name="T43">Send an asynchronous request to the database to store the message.</text:span></text:span></text:p>
              <text:p text:style-name="P5"><text:span text:style-name="Source_20_Text"><text:span text:style-name="T44">We have to keep certain things in mind while designing our database:</text:span></text:span></text:p>
              <text:p text:style-name="P5"><text:span text:style-name="Source_20_Text"><text:span text:style-name="T45">How to efficiently work with the database connection pool.</text:span></text:span></text:p>
              <text:p text:style-name="P5"><text:span text:style-name="Source_20_Text"><text:span text:style-name="T45">How to retry failed requests.</text:span></text:span></text:p>
              <text:p text:style-name="P5"><text:span text:style-name="Source_20_Text"><text:span text:style-name="T45">Where to log those requests that failed even after some retries.</text:span></text:span></text:p>
              <text:p text:style-name="P5"><text:span text:style-name="Source_20_Text"><text:span text:style-name="T45">How to retry these logged requests (that failed after the retry) when all the issues have resolved.</text:span></text:span></text:p>
            </text:list-item>
            <text:list-item>
              <text:p text:style-name="P5"><text:span text:style-name="Source_20_Text"><text:span text:style-name="T34">B</text:span></text:span><text:span text:style-name="Source_20_Text"><text:span text:style-name="T35">asic d</text:span></text:span><text:span text:style-name="Source_20_Text"><text:span text:style-name="T36">atabase schema,</text:span></text:span></text:p>
            </text:list-item>
            <text:list-item>
              <text:p text:style-name="P5"><text:span text:style-name="Source_20_Text"><text:span text:style-name="T38">identify the relations,</text:span></text:span></text:p>
            </text:list-item>
            <text:list-item>
              <text:p text:style-name="P5"><text:span text:style-name="Source_20_Text"><text:span text:style-name="T36">What type of database should we use?</text:span></text:span></text:p>
              <text:p text:style-name="P5"><text:span text:style-name="Source_20_Text"><text:span text:style-name="T46">We need to have a database that can support a very high rate of small updates and also fetch a range of records quickly. This is required because we have a huge number of small messages that need to be inserted in the database and, while querying, a user is mostly interested in sequentially accessing the messages.</text:span></text:span></text:p>
              <text:p text:style-name="P5"><text:span text:style-name="Source_20_Text"><text:span text:style-name="T47"><text:s text:c="8"/>We cannot use RDBMS like MySQL or NoSQL like MongoDB because we cannot afford to read/write a row from the database every time a user receives/sends a message. This will not only make the basic operations of our service run with high latency but also create a huge load on databases.</text:span></text:span></text:p>
              <text:p text:style-name="P5"><text:span text:style-name="Source_20_Text"><text:span text:style-name="T48"><text:s text:c="8"/>Both of our requirements can be easily met with a wide-column database solution like HBase</text:span></text:span><text:span text:style-name="Source_20_Text"><text:span text:style-name="T49">, which supports quick small updates, and range based searches</text:span></text:span><text:span text:style-name="Source_20_Text"><text:span text:style-name="T48">. HBase is a column-oriented key-value NoSQL database that can store multiple values against one key into multiple columns. HBase is modeled after Google’s BigTable and runs on top of Hadoop Distributed File System (HDFS).sk. This way of storage not only helps to store a lot of small data quickly but also fetching rows by the key or scanning ranges of rows. HBase is also an efficient database to store variable sized data, which is also required by our service.</text:span></text:span></text:p>
              <text:p text:style-name="P5"><text:span text:style-name="Source_20_Text"><text:span text:style-name="T40">How should clients efficiently fetch data from the server?</text:span></text:span><text:span text:style-name="Source_20_Text"><text:span text:style-name="T50"> Clients should paginate while fetching data from the server. Page size could be different for different clients, e.g., cell </text:span></text:span><text:soft-page-break/><text:span text:style-name="Source_20_Text"><text:span text:style-name="T50">phones have smaller screens, so we need a fewer number of message/conversations in the viewport.</text:span></text:span></text:p>
            </text:list-item>
          </text:list>
        </text:list-item>
        <text:list-item>
          <text:p text:style-name="P5"><text:span text:style-name="Source_20_Text"><text:span text:style-name="T41">abc</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6-05T22:56:34.492605655</dc:date>
    <meta:editing-duration>P24DT6H3M44S</meta:editing-duration>
    <meta:editing-cycles>1529</meta:editing-cycles>
    <meta:document-statistic meta:table-count="0" meta:image-count="0" meta:object-count="0" meta:page-count="2" meta:paragraph-count="44" meta:word-count="571" meta:character-count="3572" meta:non-whitespace-character-count="3051"/>
  </office:meta>
</office:document-meta>
</file>